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5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1cm" svg:y="8.201cm">
          <draw:text-box>
            <text:p text:style-name="P5"><text:span text:style-name="T1">Precondi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4.84cm" svg:x="0cm" svg:y="3.1cm">
          <draw:image xlink:href="../teamfortress/TF2_Group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0.8cm" svg:y="4.4cm">
          <draw:text-box>
            <text:p text:style-name="P5"><text:span text:style-name="T1">Sitecore MobileSDK</text:span></text:p>
          </draw:text-box>
        </draw:frame>
        <draw:frame draw:style-name="gr5" draw:text-style-name="P5" draw:layer="layout" svg:width="10cm" svg:height="10cm" svg:x="8.6cm" svg:y="8.4cm">
          <draw:image xlink:href="../icons/Framework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4"/></text:p>
                <text:p text:style-name="P7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4"/></text:p>
                <text:p text:style-name="P7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4"/></text:p>
                <text:p text:style-name="P7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4"/></text:p>
                <text:p text:style-name="P7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4"/></text:p>
                <text:p text:style-name="P7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5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5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5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5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3-03T13:00:19</dc:date>
    <meta:editing-duration>PT2H26M27S</meta:editing-duration>
    <meta:editing-cycles>61</meta:editing-cycles>
    <meta:document-statistic meta:object-count="79"/>
  </office:meta>
</office:document-meta>
</file>